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11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86cm"/>
    </style:style>
    <style:style style:name="gr3" style:family="graphic" style:parent-style-name="standard">
      <style:graphic-properties svg:stroke-color="#e6e6ff" draw:fill-color="#cfe7f5" draw:textarea-horizontal-align="justify" draw:textarea-vertical-align="middle" draw:auto-grow-height="false" fo:min-height="1.75cm" fo:min-width="11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89cm"/>
    </style:style>
    <style:style style:name="gr7" style:family="graphic" style:parent-style-name="standard">
      <style:graphic-properties draw:fill-color="#9933ff" draw:textarea-horizontal-align="justify" draw:textarea-vertical-align="middle" draw:auto-grow-height="false" fo:min-height="0.458cm" fo:min-width="8.2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e6e6ff" draw:fill-color="#cfe7f5" draw:textarea-horizontal-align="justify" draw:textarea-vertical-align="middle" draw:auto-grow-height="false" fo:min-height="1.75cm" fo:min-width="5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12" style:family="graphic" style:parent-style-name="standard">
      <style:graphic-properties svg:stroke-color="#e6e6ff" draw:fill-color="#cfe7f5" draw:textarea-horizontal-align="justify" draw:textarea-vertical-align="middle" draw:auto-grow-height="false" fo:min-height="1.75cm" fo:min-width="11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4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1.6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3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4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7cm"/>
    </style:style>
    <style:style style:name="gr28" style:family="graphic" style:parent-style-name="standard">
      <style:graphic-properties draw:textarea-horizontal-align="justify" draw:textarea-vertical-align="middle" draw:auto-grow-height="false" fo:min-height="1.75cm" fo:min-width="12.5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0.55cm" fo:min-width="2.5cm"/>
    </style:style>
    <style:style style:name="gr30" style:family="graphic" style:parent-style-name="standard">
      <style:graphic-properties draw:fill-color="#c5000b" draw:textarea-horizontal-align="justify" draw:textarea-vertical-align="middle" draw:auto-grow-height="false" fo:min-height="0.55cm" fo:min-width="0.3cm"/>
    </style:style>
    <style:style style:name="gr31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32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33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34" style:family="graphic" style:parent-style-name="objectwithoutfill">
      <style:graphic-properties draw:stroke="dash" draw:stroke-dash="Fine_20_Dashed" draw:fill="none" draw:textarea-vertical-align="middle"/>
    </style:style>
    <style:style style:name="gr35" style:family="graphic" style:parent-style-name="standard">
      <style:graphic-properties draw:marker-start="Short_20_line_20_Arrow" draw:marker-start-width="0.3cm" draw:marker-end="Short_20_line_20_Arrow" draw:marker-end-width="0.3cm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0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41" style:family="graphic" style:parent-style-name="objectwithoutfill">
      <style:graphic-properties svg:stroke-width="0.3cm" svg:stroke-color="#ff3333" draw:marker-start-width="1.1cm" draw:marker-end-width="1.1cm" draw:fill="none" draw:textarea-vertical-align="middl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loext:graphic-properties draw:fill-color="#9933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cfe7f5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  <style:text-properties fo:color="#009900"/>
    </style:style>
    <style:style style:name="P12" style:family="paragraph">
      <loext:graphic-properties draw:fill="none" draw:fill-color="#ffffff"/>
      <style:text-properties fo:color="#ff33ff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color="#ff33ff" fo:font-size="18pt"/>
    </style:style>
    <style:style style:name="P15" style:family="paragraph">
      <loext:graphic-properties draw:fill-color="#729fcf"/>
      <style:paragraph-properties fo:text-align="center"/>
    </style:style>
    <style:style style:name="P16" style:family="paragraph">
      <loext:graphic-properties draw:fill-color="#c5000b"/>
      <style:paragraph-properties fo:text-align="center"/>
    </style:style>
    <style:style style:name="P17" style:family="paragraph">
      <style:text-properties fo:font-size="26pt" style:font-size-asian="26pt" style:font-size-complex="26pt"/>
    </style:style>
    <style:style style:name="T1" style:family="text">
      <style:text-properties fo:font-size="18pt"/>
    </style:style>
    <style:style style:name="T2" style:family="text">
      <style:text-properties fo:color="#ff33ff"/>
    </style:style>
    <style:style style:name="T3" style:family="text">
      <style:text-properties fo:color="#ff33ff" fo:font-size="1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emory management for fields in PUFFIN – simplified view</text:p>
          </draw:text-box>
        </draw:frame>
        <draw:custom-shape draw:style-name="gr1" draw:text-style-name="P1" draw:layer="layout" svg:width="12.4cm" svg:height="2cm" svg:x="2.2cm" svg:y="7.2cm">
          <text:p text:style-name="P1">Activ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086cm" svg:height="0.962cm" svg:x="2.259cm" svg:y="4.8cm">
          <draw:text-box>
            <text:p>Serial view, beam travelling to left:</text:p>
          </draw:text-box>
        </draw:frame>
        <draw:custom-shape draw:style-name="gr3" draw:text-style-name="P3" draw:layer="layout" svg:width="12.4cm" svg:height="2cm" svg:x="14.6cm" svg:y="7.2cm">
          <text:p text:style-name="P1">Dead, back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844cm" svg:height="0.962cm" svg:x="2.4cm" svg:y="6.4cm">
          <draw:text-box>
            <text:p>Start</text:p>
          </draw:text-box>
        </draw:frame>
        <draw:custom-shape draw:style-name="gr5" draw:text-style-name="P1" draw:layer="layout" svg:width="0.001cm" svg:height="0.2cm" svg:x="6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7.889cm" svg:height="0.962cm" svg:x="2cm" svg:y="9.8cm">
          <draw:text-box>
            <text:p>Z2=0, front of field domain</text:p>
          </draw:text-box>
        </draw:frame>
        <draw:custom-shape draw:style-name="gr7" draw:text-style-name="P4" draw:layer="layout" svg:width="12.4cm" svg:height="1cm" svg:x="2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2cm" svg:y1="8.2cm" svg:x2="0.6cm" svg:y2="8.2cm">
          <text:p/>
        </draw:line>
        <draw:custom-shape draw:style-name="gr1" draw:text-style-name="P1" draw:layer="layout" svg:width="12.4cm" svg:height="2cm" svg:x="8.6cm" svg:y="12.4cm">
          <text:p text:style-name="P1">Activ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2cm" svg:height="2cm" svg:x="21cm" svg:y="12.4cm">
          <text:p text:style-name="P1">Dead, back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4cm" svg:height="1cm" svg:x="8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2.365cm" svg:height="0.962cm" svg:x="2.6cm" svg:y="11.2cm">
          <draw:text-box>
            <text:p>Middle</text:p>
          </draw:text-box>
        </draw:frame>
        <draw:frame draw:style-name="gr11" draw:text-style-name="P2" draw:layer="layout" svg:width="5.362cm" svg:height="0.962cm" svg:x="2.435cm" svg:y="15.838cm">
          <draw:text-box>
            <text:p>End of simulation</text:p>
          </draw:text-box>
        </draw:frame>
        <draw:custom-shape draw:style-name="gr9" draw:text-style-name="P3" draw:layer="layout" svg:width="6.2cm" svg:height="2cm" svg:x="2.4cm" svg:y="12.4cm">
          <text:p text:style-name="P1">Dead, but with fields,</text:p>
          <text:p text:style-name="P1">fro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4cm" svg:height="2cm" svg:x="14.6cm" svg:y="17cm">
          <text:p text:style-name="P1">Activ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4cm" svg:height="1cm" svg:x="14.6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2.2cm" svg:height="2cm" svg:x="2.4cm" svg:y="17cm">
          <text:p text:style-name="P1">Dead, but with fields,</text:p>
          <text:p text:style-name="P1">front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5.214cm" svg:height="1.673cm" svg:x="21.8cm" svg:y="9.527cm">
          <draw:text-box>
            <text:p>Z2=NZ2, back of</text:p>
            <text:p>Field domain</text:p>
          </draw:text-box>
        </draw:frame>
        <draw:line draw:style-name="gr8" draw:text-style-name="P5" draw:layer="layout" svg:x1="2.4cm" svg:y1="13.4cm" svg:x2="0.8cm" svg:y2="13.4cm">
          <text:p/>
        </draw:line>
        <draw:line draw:style-name="gr8" draw:text-style-name="P5" draw:layer="layout" svg:x1="2.4cm" svg:y1="18cm" svg:x2="0.8cm" svg:y2="18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Memory management for fields in PUFFIN (2) (good for chunking!)<text:line-break/>if every rank has same shape</text:p>
          </draw:text-box>
        </draw:frame>
        <draw:custom-shape draw:style-name="gr1" draw:text-style-name="P7" draw:layer="layout" svg:width="12.4cm" svg:height="2cm" svg:x="2.2cm" svg:y="7.2cm">
          <text:p text:style-name="P1"><text:span text:style-name="T1">Active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1.183cm" svg:height="0.962cm" svg:x="2.259cm" svg:y="4.8cm">
          <draw:text-box>
            <text:p><text:span text:style-name="T1">Four core view, beam travelling to left:</text:span></text:p>
          </draw:text-box>
        </draw:frame>
        <draw:custom-shape draw:style-name="gr3" draw:text-style-name="P9" draw:layer="layout" svg:width="12.4cm" svg:height="2cm" svg:x="14.6cm" svg:y="7.2cm">
          <text:p text:style-name="P1"><text:span text:style-name="T1">Dead, back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844cm" svg:height="0.962cm" svg:x="2.4cm" svg:y="6.4cm">
          <draw:text-box>
            <text:p><text:span text:style-name="T1">Start</text:span></text:p>
          </draw:text-box>
        </draw:frame>
        <draw:custom-shape draw:style-name="gr5" draw:text-style-name="P1" draw:layer="layout" svg:width="0.001cm" svg:height="0.2cm" svg:x="6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7.889cm" svg:height="0.962cm" svg:x="2cm" svg:y="9.8cm">
          <draw:text-box>
            <text:p><text:span text:style-name="T1">Z2=0, front of field domain</text:span></text:p>
          </draw:text-box>
        </draw:frame>
        <draw:custom-shape draw:style-name="gr7" draw:text-style-name="P4" draw:layer="layout" svg:width="12.4cm" svg:height="1cm" svg:x="2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2cm" svg:y1="8.2cm" svg:x2="0.6cm" svg:y2="8.2cm">
          <text:p/>
        </draw:line>
        <draw:custom-shape draw:style-name="gr1" draw:text-style-name="P7" draw:layer="layout" svg:width="12.4cm" svg:height="2cm" svg:x="8.6cm" svg:y="12.4cm">
          <text:p text:style-name="P1"><text:span text:style-name="T1">Activ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2cm" svg:height="2cm" svg:x="21cm" svg:y="12.4cm">
          <text:p text:style-name="P1"><text:span text:style-name="T1">Dead, back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4cm" svg:height="1cm" svg:x="8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365cm" svg:height="0.962cm" svg:x="2.6cm" svg:y="11.2cm">
          <draw:text-box>
            <text:p><text:span text:style-name="T1">Middle</text:span></text:p>
          </draw:text-box>
        </draw:frame>
        <draw:frame draw:style-name="gr11" draw:text-style-name="P8" draw:layer="layout" svg:width="5.362cm" svg:height="0.962cm" svg:x="2.435cm" svg:y="15.838cm">
          <draw:text-box>
            <text:p><text:span text:style-name="T1">End of simulation</text:span></text:p>
          </draw:text-box>
        </draw:frame>
        <draw:custom-shape draw:style-name="gr9" draw:text-style-name="P9" draw:layer="layout" svg:width="6.2cm" svg:height="2cm" svg:x="2.4cm" svg:y="12.4cm">
          <text:p text:style-name="P1"><text:span text:style-name="T1">Dead, but with fields,</text:span></text:p>
          <text:p text:style-name="P1"><text:span text:style-name="T1">front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2.4cm" svg:height="2cm" svg:x="14.6cm" svg:y="17cm">
          <text:p text:style-name="P1"><text:span text:style-name="T1">Activ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4cm" svg:height="1cm" svg:x="14.6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2.2cm" svg:height="2cm" svg:x="2.4cm" svg:y="17cm">
          <text:p text:style-name="P1"><text:span text:style-name="T1">Dead, but with fields,</text:span></text:p>
          <text:p text:style-name="P1"><text:span text:style-name="T1">front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5.214cm" svg:height="1.673cm" svg:x="21.8cm" svg:y="9.527cm">
          <draw:text-box>
            <text:p><text:span text:style-name="T1">Z2=NZ2, back of</text:span></text:p>
            <text:p><text:span text:style-name="T1">Field domain</text:span></text:p>
          </draw:text-box>
        </draw:frame>
        <draw:line draw:style-name="gr8" draw:text-style-name="P5" draw:layer="layout" svg:x1="2.4cm" svg:y1="13.4cm" svg:x2="0.8cm" svg:y2="13.4cm">
          <text:p/>
        </draw:line>
        <draw:line draw:style-name="gr8" draw:text-style-name="P5" draw:layer="layout" svg:x1="2.4cm" svg:y1="18cm" svg:x2="0.8cm" svg:y2="18cm">
          <text:p/>
        </draw:line>
        <draw:line draw:style-name="gr16" draw:text-style-name="P5" draw:layer="layout" svg:x1="8.6cm" svg:y1="6.2cm" svg:x2="8.6cm" svg:y2="20.8cm">
          <text:p/>
        </draw:line>
        <draw:line draw:style-name="gr16" draw:text-style-name="P5" draw:layer="layout" svg:x1="14.6cm" svg:y1="6cm" svg:x2="14.6cm" svg:y2="20.6cm">
          <text:p/>
        </draw:line>
        <draw:line draw:style-name="gr16" draw:text-style-name="P5" draw:layer="layout" svg:x1="21cm" svg:y1="6.2cm" svg:x2="21cm" svg:y2="20.8cm">
          <text:p/>
        </draw:line>
        <draw:frame draw:style-name="gr17" draw:text-style-name="P2" draw:layer="layout" svg:width="2.509cm" svg:height="0.962cm" svg:x="3.8cm" svg:y="19.438cm">
          <draw:text-box>
            <text:p>Rank 0</text:p>
          </draw:text-box>
        </draw:frame>
        <draw:frame draw:style-name="gr17" draw:text-style-name="P2" draw:layer="layout" svg:width="2.509cm" svg:height="0.962cm" svg:x="9.8cm" svg:y="19.4cm">
          <draw:text-box>
            <text:p>Rank 1</text:p>
          </draw:text-box>
        </draw:frame>
        <draw:frame draw:style-name="gr17" draw:text-style-name="P2" draw:layer="layout" svg:width="2.509cm" svg:height="0.962cm" svg:x="16.4cm" svg:y="19.638cm">
          <draw:text-box>
            <text:p>Rank 2</text:p>
          </draw:text-box>
        </draw:frame>
        <draw:frame draw:style-name="gr17" draw:text-style-name="P2" draw:layer="layout" svg:width="2.509cm" svg:height="0.962cm" svg:x="22.8cm" svg:y="19.638cm">
          <draw:text-box>
            <text:p>Rank 3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Memory management for fields in PUFFIN (3) In this scheme every rank has the same number of cells</text:p>
          </draw:text-box>
        </draw:frame>
        <draw:custom-shape draw:style-name="gr1" draw:text-style-name="P7" draw:layer="layout" svg:width="12.4cm" svg:height="2cm" svg:x="2.2cm" svg:y="7.2cm">
          <text:p text:style-name="P1"><text:span text:style-name="T1">Active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1.183cm" svg:height="0.962cm" svg:x="2.259cm" svg:y="4.8cm">
          <draw:text-box>
            <text:p><text:span text:style-name="T1">Four core view, beam travelling to left:</text:span></text:p>
          </draw:text-box>
        </draw:frame>
        <draw:custom-shape draw:style-name="gr3" draw:text-style-name="P9" draw:layer="layout" svg:width="12.4cm" svg:height="2cm" svg:x="14.6cm" svg:y="7.2cm">
          <text:p text:style-name="P1"><text:span text:style-name="T1">Dead, back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844cm" svg:height="0.962cm" svg:x="2.4cm" svg:y="6.4cm">
          <draw:text-box>
            <text:p><text:span text:style-name="T1">Start</text:span></text:p>
          </draw:text-box>
        </draw:frame>
        <draw:custom-shape draw:style-name="gr5" draw:text-style-name="P1" draw:layer="layout" svg:width="0.001cm" svg:height="0.2cm" svg:x="6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7.889cm" svg:height="0.962cm" svg:x="2cm" svg:y="9.8cm">
          <draw:text-box>
            <text:p><text:span text:style-name="T1">Z2=0, front of field domain</text:span></text:p>
          </draw:text-box>
        </draw:frame>
        <draw:custom-shape draw:style-name="gr7" draw:text-style-name="P4" draw:layer="layout" svg:width="12.4cm" svg:height="1cm" svg:x="2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2cm" svg:y1="8.2cm" svg:x2="0.6cm" svg:y2="8.2cm">
          <text:p/>
        </draw:line>
        <draw:custom-shape draw:style-name="gr1" draw:text-style-name="P7" draw:layer="layout" svg:width="12.4cm" svg:height="2cm" svg:x="8.6cm" svg:y="12.4cm">
          <text:p text:style-name="P1"><text:span text:style-name="T1">Activ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2cm" svg:height="2cm" svg:x="21cm" svg:y="12.4cm">
          <text:p text:style-name="P1"><text:span text:style-name="T1">Dead, back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4cm" svg:height="1cm" svg:x="8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365cm" svg:height="0.962cm" svg:x="2.6cm" svg:y="11.2cm">
          <draw:text-box>
            <text:p><text:span text:style-name="T1">Middle</text:span></text:p>
          </draw:text-box>
        </draw:frame>
        <draw:frame draw:style-name="gr11" draw:text-style-name="P8" draw:layer="layout" svg:width="5.362cm" svg:height="0.962cm" svg:x="2.435cm" svg:y="15.838cm">
          <draw:text-box>
            <text:p><text:span text:style-name="T1">End of simulation</text:span></text:p>
          </draw:text-box>
        </draw:frame>
        <draw:custom-shape draw:style-name="gr9" draw:text-style-name="P9" draw:layer="layout" svg:width="6.2cm" svg:height="2cm" svg:x="2.4cm" svg:y="12.4cm">
          <text:p text:style-name="P1"><text:span text:style-name="T1">Dead, but with fields,</text:span></text:p>
          <text:p text:style-name="P1"><text:span text:style-name="T1">front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2.4cm" svg:height="2cm" svg:x="14.6cm" svg:y="17cm">
          <text:p text:style-name="P1"><text:span text:style-name="T1">Activ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4cm" svg:height="1cm" svg:x="14.6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2.2cm" svg:height="2cm" svg:x="2.4cm" svg:y="17cm">
          <text:p text:style-name="P1"><text:span text:style-name="T1">Dead, but with fields,</text:span></text:p>
          <text:p text:style-name="P1"><text:span text:style-name="T1">front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5.214cm" svg:height="1.673cm" svg:x="21.8cm" svg:y="9.527cm">
          <draw:text-box>
            <text:p><text:span text:style-name="T1">Z2=NZ2, back of</text:span></text:p>
            <text:p><text:span text:style-name="T1">Field domain</text:span></text:p>
          </draw:text-box>
        </draw:frame>
        <draw:line draw:style-name="gr8" draw:text-style-name="P5" draw:layer="layout" svg:x1="2.4cm" svg:y1="13.4cm" svg:x2="0.8cm" svg:y2="13.4cm">
          <text:p/>
        </draw:line>
        <draw:line draw:style-name="gr8" draw:text-style-name="P5" draw:layer="layout" svg:x1="2.4cm" svg:y1="18cm" svg:x2="0.8cm" svg:y2="18cm">
          <text:p/>
        </draw:line>
        <draw:line draw:style-name="gr16" draw:text-style-name="P5" draw:layer="layout" svg:x1="8.6cm" svg:y1="6.2cm" svg:x2="8.6cm" svg:y2="20.8cm">
          <text:p/>
        </draw:line>
        <draw:line draw:style-name="gr16" draw:text-style-name="P5" draw:layer="layout" svg:x1="14.6cm" svg:y1="6cm" svg:x2="14.6cm" svg:y2="20.6cm">
          <text:p/>
        </draw:line>
        <draw:line draw:style-name="gr16" draw:text-style-name="P5" draw:layer="layout" svg:x1="21cm" svg:y1="6.2cm" svg:x2="21cm" svg:y2="20.8cm">
          <text:p/>
        </draw:line>
        <draw:line draw:style-name="gr16" draw:text-style-name="P5" draw:layer="layout" svg:x1="5.2cm" svg:y1="6cm" svg:x2="5.2cm" svg:y2="20.6cm">
          <text:p/>
        </draw:line>
        <draw:line draw:style-name="gr16" draw:text-style-name="P5" draw:layer="layout" svg:x1="11.6cm" svg:y1="6cm" svg:x2="11.6cm" svg:y2="20.6cm">
          <text:p/>
        </draw:line>
        <draw:line draw:style-name="gr16" draw:text-style-name="P5" draw:layer="layout" svg:x1="17.8cm" svg:y1="6cm" svg:x2="17.8cm" svg:y2="20.6cm">
          <text:p/>
        </draw:line>
        <draw:line draw:style-name="gr16" draw:text-style-name="P11" draw:layer="layout" svg:x1="24cm" svg:y1="6cm" svg:x2="24cm" svg:y2="20.6cm">
          <text:p/>
        </draw:line>
        <draw:frame draw:style-name="gr18" draw:text-style-name="P12" draw:layer="layout" svg:width="2.2cm" svg:height="0.962cm" svg:x="2.8cm" svg:y="7.2cm">
          <draw:text-box>
            <text:p><text:span text:style-name="T2">rank0</text:span></text:p>
          </draw:text-box>
        </draw:frame>
        <draw:frame draw:style-name="gr18" draw:text-style-name="P12" draw:layer="layout" svg:width="2.2cm" svg:height="0.962cm" svg:x="6cm" svg:y="7.238cm">
          <draw:text-box>
            <text:p><text:span text:style-name="T2">rank1</text:span></text:p>
          </draw:text-box>
        </draw:frame>
        <draw:frame draw:style-name="gr18" draw:text-style-name="P12" draw:layer="layout" svg:width="2.2cm" svg:height="0.962cm" svg:x="15.516cm" svg:y="14.01cm">
          <draw:text-box>
            <text:p><text:span text:style-name="T2">rank2</text:span></text:p>
          </draw:text-box>
        </draw:frame>
        <draw:frame draw:style-name="gr18" draw:text-style-name="P12" draw:layer="layout" svg:width="2.2cm" svg:height="0.962cm" svg:x="12.2cm" svg:y="7.238cm">
          <draw:text-box>
            <text:p><text:span text:style-name="T2">rank3</text:span></text:p>
          </draw:text-box>
        </draw:frame>
        <draw:frame draw:style-name="gr18" draw:text-style-name="P12" draw:layer="layout" svg:width="2.2cm" svg:height="0.962cm" svg:x="9.2cm" svg:y="7.238cm">
          <draw:text-box>
            <text:p><text:span text:style-name="T2">rank2</text:span></text:p>
          </draw:text-box>
        </draw:frame>
        <draw:frame draw:style-name="gr18" draw:text-style-name="P12" draw:layer="layout" svg:width="2.2cm" svg:height="0.962cm" svg:x="15cm" svg:y="18.6cm">
          <draw:text-box>
            <text:p><text:span text:style-name="T2">rank0</text:span></text:p>
          </draw:text-box>
        </draw:frame>
        <draw:frame draw:style-name="gr18" draw:text-style-name="P12" draw:layer="layout" svg:width="2.2cm" svg:height="0.962cm" svg:x="18.2cm" svg:y="18.638cm">
          <draw:text-box>
            <text:p><text:span text:style-name="T2">rank1</text:span></text:p>
          </draw:text-box>
        </draw:frame>
        <draw:frame draw:style-name="gr18" draw:text-style-name="P12" draw:layer="layout" svg:width="2.2cm" svg:height="0.962cm" svg:x="24.4cm" svg:y="18.638cm">
          <draw:text-box>
            <text:p><text:span text:style-name="T2">rank3</text:span></text:p>
          </draw:text-box>
        </draw:frame>
        <draw:frame draw:style-name="gr18" draw:text-style-name="P12" draw:layer="layout" svg:width="2.2cm" svg:height="0.962cm" svg:x="21.4cm" svg:y="18.638cm">
          <draw:text-box>
            <text:p><text:span text:style-name="T2">rank2</text:span></text:p>
          </draw:text-box>
        </draw:frame>
        <draw:frame draw:style-name="gr18" draw:text-style-name="P12" draw:layer="layout" svg:width="2.2cm" svg:height="0.962cm" svg:x="15cm" svg:y="18.6cm">
          <draw:text-box>
            <text:p><text:span text:style-name="T2">rank0</text:span></text:p>
          </draw:text-box>
        </draw:frame>
        <draw:frame draw:style-name="gr18" draw:text-style-name="P12" draw:layer="layout" svg:width="2.2cm" svg:height="0.962cm" svg:x="18.2cm" svg:y="18.638cm">
          <draw:text-box>
            <text:p><text:span text:style-name="T2">rank1</text:span></text:p>
          </draw:text-box>
        </draw:frame>
        <draw:frame draw:style-name="gr18" draw:text-style-name="P12" draw:layer="layout" svg:width="2.2cm" svg:height="0.962cm" svg:x="24.4cm" svg:y="18.638cm">
          <draw:text-box>
            <text:p><text:span text:style-name="T2">rank3</text:span></text:p>
          </draw:text-box>
        </draw:frame>
        <draw:frame draw:style-name="gr18" draw:text-style-name="P12" draw:layer="layout" svg:width="2.2cm" svg:height="0.962cm" svg:x="21.4cm" svg:y="18.638cm">
          <draw:text-box>
            <text:p><text:span text:style-name="T2">rank2</text:span></text:p>
          </draw:text-box>
        </draw:frame>
        <draw:frame draw:style-name="gr18" draw:text-style-name="P12" draw:layer="layout" svg:width="2.2cm" svg:height="0.962cm" svg:x="15cm" svg:y="18.6cm">
          <draw:text-box>
            <text:p><text:span text:style-name="T2">rank0</text:span></text:p>
          </draw:text-box>
        </draw:frame>
        <draw:frame draw:style-name="gr18" draw:text-style-name="P12" draw:layer="layout" svg:width="2.2cm" svg:height="0.962cm" svg:x="18.2cm" svg:y="18.638cm">
          <draw:text-box>
            <text:p><text:span text:style-name="T2">rank1</text:span></text:p>
          </draw:text-box>
        </draw:frame>
        <draw:frame draw:style-name="gr18" draw:text-style-name="P12" draw:layer="layout" svg:width="2.2cm" svg:height="0.962cm" svg:x="24.4cm" svg:y="18.638cm">
          <draw:text-box>
            <text:p><text:span text:style-name="T2">rank3</text:span></text:p>
          </draw:text-box>
        </draw:frame>
        <draw:frame draw:style-name="gr18" draw:text-style-name="P12" draw:layer="layout" svg:width="2.2cm" svg:height="0.962cm" svg:x="21.4cm" svg:y="18.638cm">
          <draw:text-box>
            <text:p><text:span text:style-name="T2">rank2</text:span></text:p>
          </draw:text-box>
        </draw:frame>
        <draw:frame draw:style-name="gr18" draw:text-style-name="P12" draw:layer="layout" svg:width="2.2cm" svg:height="0.962cm" svg:x="15cm" svg:y="7.2cm">
          <draw:text-box>
            <text:p><text:span text:style-name="T2">rank0</text:span></text:p>
          </draw:text-box>
        </draw:frame>
        <draw:frame draw:style-name="gr18" draw:text-style-name="P12" draw:layer="layout" svg:width="2.2cm" svg:height="0.962cm" svg:x="18.2cm" svg:y="7.238cm">
          <draw:text-box>
            <text:p><text:span text:style-name="T2">rank1</text:span></text:p>
          </draw:text-box>
        </draw:frame>
        <draw:frame draw:style-name="gr18" draw:text-style-name="P12" draw:layer="layout" svg:width="2.2cm" svg:height="0.962cm" svg:x="24.4cm" svg:y="7.238cm">
          <draw:text-box>
            <text:p><text:span text:style-name="T2">rank3</text:span></text:p>
          </draw:text-box>
        </draw:frame>
        <draw:frame draw:style-name="gr18" draw:text-style-name="P12" draw:layer="layout" svg:width="2.2cm" svg:height="0.962cm" svg:x="21.4cm" svg:y="7.238cm">
          <draw:text-box>
            <text:p><text:span text:style-name="T2">rank2</text:span></text:p>
          </draw:text-box>
        </draw:frame>
        <draw:frame draw:style-name="gr18" draw:text-style-name="P12" draw:layer="layout" svg:width="2.2cm" svg:height="0.962cm" svg:x="9cm" svg:y="14cm">
          <draw:text-box>
            <text:p><text:span text:style-name="T2">rank0</text:span></text:p>
          </draw:text-box>
        </draw:frame>
        <draw:frame draw:style-name="gr18" draw:text-style-name="P12" draw:layer="layout" svg:width="2.2cm" svg:height="0.962cm" svg:x="12.2cm" svg:y="14.038cm">
          <draw:text-box>
            <text:p><text:span text:style-name="T2">rank1</text:span></text:p>
          </draw:text-box>
        </draw:frame>
        <draw:frame draw:style-name="gr18" draw:text-style-name="P12" draw:layer="layout" svg:width="2.2cm" svg:height="0.962cm" svg:x="18.4cm" svg:y="14.038cm">
          <draw:text-box>
            <text:p><text:span text:style-name="T2">rank3</text:span></text:p>
          </draw:text-box>
        </draw:frame>
        <draw:line draw:style-name="gr16" draw:text-style-name="P5" draw:layer="layout" svg:x1="3.8cm" svg:y1="12cm" svg:x2="3.8cm" svg:y2="15cm">
          <text:p/>
        </draw:line>
        <draw:line draw:style-name="gr16" draw:text-style-name="P5" draw:layer="layout" svg:x1="6.8cm" svg:y1="12cm" svg:x2="6.8cm" svg:y2="15cm">
          <text:p/>
        </draw:line>
        <draw:line draw:style-name="gr16" draw:text-style-name="P5" draw:layer="layout" svg:x1="22.4cm" svg:y1="12cm" svg:x2="22.4cm" svg:y2="15cm">
          <text:p/>
        </draw:line>
        <draw:line draw:style-name="gr16" draw:text-style-name="P5" draw:layer="layout" svg:x1="25.6cm" svg:y1="11.8cm" svg:x2="25.6cm" svg:y2="14.8cm">
          <text:p/>
        </draw:line>
        <draw:line draw:style-name="gr16" draw:text-style-name="P5" draw:layer="layout" svg:x1="22.4cm" svg:y1="12cm" svg:x2="22.4cm" svg:y2="15cm">
          <text:p/>
        </draw:line>
        <draw:frame draw:style-name="gr18" draw:text-style-name="P12" draw:layer="layout" svg:width="2.2cm" svg:height="0.962cm" svg:x="8.916cm" svg:y="19.01cm">
          <draw:text-box>
            <text:p><text:span text:style-name="T2">rank2</text:span></text:p>
          </draw:text-box>
        </draw:frame>
        <draw:frame draw:style-name="gr18" draw:text-style-name="P12" draw:layer="layout" svg:width="2.2cm" svg:height="0.962cm" svg:x="2.4cm" svg:y="19cm">
          <draw:text-box>
            <text:p><text:span text:style-name="T2">rank0</text:span></text:p>
          </draw:text-box>
        </draw:frame>
        <draw:frame draw:style-name="gr18" draw:text-style-name="P12" draw:layer="layout" svg:width="2.2cm" svg:height="0.962cm" svg:x="5.6cm" svg:y="19.038cm">
          <draw:text-box>
            <text:p><text:span text:style-name="T2">rank1</text:span></text:p>
          </draw:text-box>
        </draw:frame>
        <draw:frame draw:style-name="gr18" draw:text-style-name="P12" draw:layer="layout" svg:width="2.2cm" svg:height="0.962cm" svg:x="11.8cm" svg:y="19.038cm">
          <draw:text-box>
            <text:p><text:span text:style-name="T2">rank3</text:span></text:p>
          </draw:text-box>
        </draw:frame>
        <draw:frame draw:style-name="gr18" draw:text-style-name="P12" draw:layer="layout" svg:width="1.2cm" svg:height="0.962cm" svg:x="21.4cm" svg:y="14.438cm">
          <draw:text-box>
            <text:p><text:span text:style-name="T2">r0</text:span></text:p>
          </draw:text-box>
        </draw:frame>
        <draw:frame draw:style-name="gr18" draw:text-style-name="P12" draw:layer="layout" svg:width="1.2cm" svg:height="0.962cm" svg:x="22.8cm" svg:y="14.4cm">
          <draw:text-box>
            <text:p><text:span text:style-name="T2">r1</text:span></text:p>
          </draw:text-box>
        </draw:frame>
        <draw:frame draw:style-name="gr18" draw:text-style-name="P12" draw:layer="layout" svg:width="1.2cm" svg:height="0.962cm" svg:x="24.2cm" svg:y="14.438cm">
          <draw:text-box>
            <text:p><text:span text:style-name="T2">r2</text:span></text:p>
          </draw:text-box>
        </draw:frame>
        <draw:frame draw:style-name="gr18" draw:text-style-name="P12" draw:layer="layout" svg:width="1.2cm" svg:height="0.962cm" svg:x="25.8cm" svg:y="14.438cm">
          <draw:text-box>
            <text:p><text:span text:style-name="T2">r3</text:span></text:p>
          </draw:text-box>
        </draw:frame>
        <draw:frame draw:style-name="gr18" draw:text-style-name="P12" draw:layer="layout" svg:width="1.2cm" svg:height="0.962cm" svg:x="5.4cm" svg:y="14.238cm">
          <draw:text-box>
            <text:p><text:span text:style-name="T2">r2</text:span></text:p>
          </draw:text-box>
        </draw:frame>
        <draw:frame draw:style-name="gr18" draw:text-style-name="P12" draw:layer="layout" svg:width="1.2cm" svg:height="0.962cm" svg:x="2.6cm" svg:y="14.238cm">
          <draw:text-box>
            <text:p><text:span text:style-name="T2">r0</text:span></text:p>
          </draw:text-box>
        </draw:frame>
        <draw:frame draw:style-name="gr18" draw:text-style-name="P12" draw:layer="layout" svg:width="1.2cm" svg:height="0.962cm" svg:x="4cm" svg:y="14.2cm">
          <draw:text-box>
            <text:p><text:span text:style-name="T2">r1</text:span></text:p>
          </draw:text-box>
        </draw:frame>
        <draw:frame draw:style-name="gr18" draw:text-style-name="P12" draw:layer="layout" svg:width="1.2cm" svg:height="0.962cm" svg:x="5.4cm" svg:y="14.238cm">
          <draw:text-box>
            <text:p><text:span text:style-name="T2">r2</text:span></text:p>
          </draw:text-box>
        </draw:frame>
        <draw:frame draw:style-name="gr18" draw:text-style-name="P12" draw:layer="layout" svg:width="1.2cm" svg:height="0.962cm" svg:x="7cm" svg:y="14.238cm">
          <draw:text-box>
            <text:p><text:span text:style-name="T2">r3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pping memory to disk...</text:p>
          </draw:text-box>
        </draw:frame>
        <draw:custom-shape draw:style-name="gr1" draw:text-style-name="P7" draw:layer="layout" svg:width="12.4cm" svg:height="2cm" svg:x="8.601cm" svg:y="12.4cm">
          <text:p text:style-name="P1"><text:span text:style-name="T1">“</text:span><text:span text:style-name="T1">Active”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2cm" svg:height="2cm" svg:x="21.001cm" svg:y="12.4cm">
          <text:p text:style-name="P1"><text:span text:style-name="T1">Dead, back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4cm" svg:height="1cm" svg:x="8.60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6.2cm" svg:height="2cm" svg:x="2.401cm" svg:y="12.4cm">
          <text:p text:style-name="P1"><text:span text:style-name="T1">Dead, but with fields,</text:span></text:p>
          <text:p text:style-name="P1"><text:span text:style-name="T1">front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.401cm" svg:y1="13.4cm" svg:x2="0.801cm" svg:y2="13.4cm">
          <text:p/>
        </draw:line>
        <draw:frame draw:style-name="gr18" draw:text-style-name="P12" draw:layer="layout" svg:width="2.2cm" svg:height="0.962cm" svg:x="15.517cm" svg:y="14.01cm">
          <draw:text-box>
            <text:p><text:span text:style-name="T2">rank2</text:span></text:p>
          </draw:text-box>
        </draw:frame>
        <draw:frame draw:style-name="gr18" draw:text-style-name="P12" draw:layer="layout" svg:width="2.2cm" svg:height="0.962cm" svg:x="9.001cm" svg:y="14cm">
          <draw:text-box>
            <text:p><text:span text:style-name="T2">rank0</text:span></text:p>
          </draw:text-box>
        </draw:frame>
        <draw:frame draw:style-name="gr18" draw:text-style-name="P12" draw:layer="layout" svg:width="2.2cm" svg:height="0.962cm" svg:x="12.201cm" svg:y="14.038cm">
          <draw:text-box>
            <text:p><text:span text:style-name="T2">rank1</text:span></text:p>
          </draw:text-box>
        </draw:frame>
        <draw:frame draw:style-name="gr18" draw:text-style-name="P12" draw:layer="layout" svg:width="2.2cm" svg:height="0.962cm" svg:x="18.401cm" svg:y="14.038cm">
          <draw:text-box>
            <text:p><text:span text:style-name="T2">rank3</text:span></text:p>
          </draw:text-box>
        </draw:frame>
        <draw:line draw:style-name="gr16" draw:text-style-name="P5" draw:layer="layout" svg:x1="3.801cm" svg:y1="12cm" svg:x2="3.801cm" svg:y2="15cm">
          <text:p/>
        </draw:line>
        <draw:line draw:style-name="gr16" draw:text-style-name="P5" draw:layer="layout" svg:x1="6.801cm" svg:y1="12cm" svg:x2="6.801cm" svg:y2="15cm">
          <text:p/>
        </draw:line>
        <draw:line draw:style-name="gr16" draw:text-style-name="P5" draw:layer="layout" svg:x1="22.401cm" svg:y1="12cm" svg:x2="22.401cm" svg:y2="15cm">
          <text:p/>
        </draw:line>
        <draw:line draw:style-name="gr16" draw:text-style-name="P5" draw:layer="layout" svg:x1="25.601cm" svg:y1="11.8cm" svg:x2="25.601cm" svg:y2="14.8cm">
          <text:p/>
        </draw:line>
        <draw:line draw:style-name="gr16" draw:text-style-name="P5" draw:layer="layout" svg:x1="22.401cm" svg:y1="12cm" svg:x2="22.401cm" svg:y2="15cm">
          <text:p/>
        </draw:line>
        <draw:frame draw:style-name="gr18" draw:text-style-name="P12" draw:layer="layout" svg:width="1.2cm" svg:height="0.962cm" svg:x="21.401cm" svg:y="14.438cm">
          <draw:text-box>
            <text:p><text:span text:style-name="T2">r0</text:span></text:p>
          </draw:text-box>
        </draw:frame>
        <draw:frame draw:style-name="gr18" draw:text-style-name="P12" draw:layer="layout" svg:width="1.2cm" svg:height="0.962cm" svg:x="22.801cm" svg:y="14.4cm">
          <draw:text-box>
            <text:p><text:span text:style-name="T2">r1</text:span></text:p>
          </draw:text-box>
        </draw:frame>
        <draw:frame draw:style-name="gr18" draw:text-style-name="P12" draw:layer="layout" svg:width="1.2cm" svg:height="0.962cm" svg:x="24.201cm" svg:y="14.438cm">
          <draw:text-box>
            <text:p><text:span text:style-name="T2">r2</text:span></text:p>
          </draw:text-box>
        </draw:frame>
        <draw:frame draw:style-name="gr18" draw:text-style-name="P12" draw:layer="layout" svg:width="1.2cm" svg:height="0.962cm" svg:x="25.801cm" svg:y="14.438cm">
          <draw:text-box>
            <text:p><text:span text:style-name="T2">r3</text:span></text:p>
          </draw:text-box>
        </draw:frame>
        <draw:frame draw:style-name="gr18" draw:text-style-name="P12" draw:layer="layout" svg:width="1.2cm" svg:height="0.962cm" svg:x="5.401cm" svg:y="14.238cm">
          <draw:text-box>
            <text:p><text:span text:style-name="T2">r2</text:span></text:p>
          </draw:text-box>
        </draw:frame>
        <draw:frame draw:style-name="gr18" draw:text-style-name="P12" draw:layer="layout" svg:width="1.2cm" svg:height="0.962cm" svg:x="2.601cm" svg:y="14.238cm">
          <draw:text-box>
            <text:p><text:span text:style-name="T2">r0</text:span></text:p>
          </draw:text-box>
        </draw:frame>
        <draw:frame draw:style-name="gr18" draw:text-style-name="P12" draw:layer="layout" svg:width="1.2cm" svg:height="0.962cm" svg:x="4.001cm" svg:y="14.2cm">
          <draw:text-box>
            <text:p><text:span text:style-name="T2">r1</text:span></text:p>
          </draw:text-box>
        </draw:frame>
        <draw:frame draw:style-name="gr18" draw:text-style-name="P12" draw:layer="layout" svg:width="1.2cm" svg:height="0.962cm" svg:x="5.401cm" svg:y="14.238cm">
          <draw:text-box>
            <text:p><text:span text:style-name="T2">r2</text:span></text:p>
          </draw:text-box>
        </draw:frame>
        <draw:frame draw:style-name="gr18" draw:text-style-name="P12" draw:layer="layout" svg:width="1.2cm" svg:height="0.962cm" svg:x="7.001cm" svg:y="14.238cm">
          <draw:text-box>
            <text:p><text:span text:style-name="T2">r3</text:span></text:p>
          </draw:text-box>
        </draw:frame>
        <draw:line draw:style-name="gr16" draw:text-style-name="P5" draw:layer="layout" svg:x1="5.201cm" svg:y1="12.162cm" svg:x2="5.201cm" svg:y2="15.162cm">
          <text:p/>
        </draw:line>
        <draw:line draw:style-name="gr16" draw:text-style-name="P5" draw:layer="layout" svg:x1="24cm" svg:y1="11.8cm" svg:x2="24cm" svg:y2="14.8cm">
          <text:p/>
        </draw:line>
        <draw:line draw:style-name="gr8" draw:text-style-name="P5" draw:layer="layout" svg:x1="4.8cm" svg:y1="9cm" svg:x2="4.6cm" svg:y2="12cm">
          <text:p/>
        </draw:line>
        <draw:line draw:style-name="gr8" draw:text-style-name="P5" draw:layer="layout" svg:x1="12.8cm" svg:y1="17.6cm" svg:x2="13.4cm" svg:y2="14.8cm">
          <text:p/>
        </draw:line>
        <draw:line draw:style-name="gr16" draw:text-style-name="P5" draw:layer="layout" svg:x1="18cm" svg:y1="12.2cm" svg:x2="18cm" svg:y2="15.2cm">
          <text:p/>
        </draw:line>
        <draw:line draw:style-name="gr16" draw:text-style-name="P5" draw:layer="layout" svg:x1="14.8cm" svg:y1="12.2cm" svg:x2="14.8cm" svg:y2="15.2cm">
          <text:p/>
        </draw:line>
        <draw:line draw:style-name="gr16" draw:text-style-name="P5" draw:layer="layout" svg:x1="11.8cm" svg:y1="12.4cm" svg:x2="11.8cm" svg:y2="15.4cm">
          <text:p/>
        </draw:line>
        <draw:frame draw:style-name="gr19" draw:text-style-name="P2" draw:layer="layout" svg:width="20.17cm" svg:height="1.673cm" svg:x="0.2cm" svg:y="6.2cm">
          <draw:text-box>
            <text:p>fr_rfield()→global_array_on_disk((ffs-1)*ntrnds_G:ffe*ntrnds) (dims (//)</text:p>
            <text:p/>
          </draw:text-box>
        </draw:frame>
        <draw:frame draw:style-name="gr20" draw:text-style-name="P2" draw:layer="layout" svg:width="22.151cm" svg:height="3.095cm" svg:x="0.2cm" svg:y="7.1cm">
          <draw:text-box>
            <text:p>fr_ifield()→global_array_on_disk(inumnodes_G+((ffs-1)*ntrnds_G:ffe*ntrnds))</text:p>
            <text:p/>
            <text:p>Or is this all fr_ifield on the node, but just that must be</text:p>
            <text:p>Mapped to the appropriate bit of the single array on disk?</text:p>
          </draw:text-box>
        </draw:frame>
        <draw:frame draw:style-name="gr21" draw:text-style-name="P2" draw:layer="layout" svg:width="21.859cm" svg:height="1.673cm" svg:x="6cm" svg:y="17.527cm">
          <draw:text-box>
            <text:p>ac_rfield(0:(ez2*ntrnds_G))=global((((fz2-1)*ntrnds_G) + 1):(ez2*ntrnds_G))</text:p>
            <text:p>ac_ifield((((fz2-1)*ntrnds_G) + 1):(ez2*ntrnds_G))→ array(inumnodes_G+...)</text:p>
          </draw:text-box>
        </draw:frame>
        <draw:line draw:style-name="gr8" draw:text-style-name="P5" draw:layer="layout" svg:x1="24.8cm" svg:y1="9.711cm" svg:x2="23.2cm" svg:y2="12.4cm">
          <text:p/>
        </draw:line>
        <draw:frame draw:style-name="gr22" draw:text-style-name="P2" draw:layer="layout" svg:width="2.937cm" svg:height="2.384cm" svg:x="24.663cm" svg:y="8.416cm">
          <draw:text-box>
            <text:p>bk_rfield</text:p>
            <text:p>bk_ifield</text:p>
            <text:p><text:s/>→ array</text:p>
          </draw:text-box>
        </draw:frame>
        <draw:frame draw:style-name="gr23" draw:text-style-name="P2" draw:layer="layout" svg:width="11.543cm" svg:height="0.962cm" svg:x="0.4cm" svg:y="3.238cm">
          <draw:text-box>
            <text:p>If qUnique .EQ. TRUE do what's below.</text:p>
          </draw:text-box>
        </draw:frame>
        <draw:frame draw:style-name="gr24" draw:text-style-name="P2" draw:layer="layout" svg:width="3.275cm" svg:height="0.962cm" svg:x="0.811cm" svg:y="4.638cm">
          <draw:text-box>
            <text:p>If tlflen&gt;0:</text:p>
          </draw:text-box>
        </draw:frame>
        <draw:frame draw:style-name="gr25" draw:text-style-name="P2" draw:layer="layout" svg:width="4.151cm" svg:height="0.962cm" svg:x="8.6cm" svg:y="16.6cm">
          <draw:text-box>
            <text:p>If mainlen&gt;0:</text:p>
          </draw:text-box>
        </draw:frame>
        <draw:frame draw:style-name="gr26" draw:text-style-name="P2" draw:layer="layout" svg:width="3.448cm" svg:height="0.962cm" svg:x="23.352cm" svg:y="7.4cm">
          <draw:text-box>
            <text:p>If tlelen&gt;0:</text:p>
          </draw:text-box>
        </draw:frame>
        <draw:frame draw:style-name="gr27" draw:text-style-name="P2" draw:layer="layout" svg:width="9.87cm" svg:height="0.962cm" svg:x="0.73cm" svg:y="19.438cm">
          <draw:text-box>
            <text:p>inumnodes_G is full array on disk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emory management for fields in PUFFIN (3)</text:p>
          </draw:text-box>
        </draw:frame>
        <draw:custom-shape draw:style-name="gr28" draw:text-style-name="P7" draw:layer="layout" svg:width="13cm" svg:height="2cm" svg:x="8.6cm" svg:y="6.2cm">
          <text:p text:style-name="P7"><text:span text:style-name="T1">Activ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2cm" svg:height="2cm" svg:x="21.6cm" svg:y="6.2cm">
          <text:p text:style-name="P7"><text:span text:style-name="T1">Dead, back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4cm" svg:height="1cm" svg:x="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365cm" svg:height="0.962cm" svg:x="2.6cm" svg:y="5cm">
          <draw:text-box>
            <text:p text:style-name="P13"><text:span text:style-name="T1">Middle</text:span></text:p>
          </draw:text-box>
        </draw:frame>
        <draw:custom-shape draw:style-name="gr9" draw:text-style-name="P9" draw:layer="layout" svg:width="6.2cm" svg:height="2cm" svg:x="2.4cm" svg:y="6.2cm">
          <text:p text:style-name="P7"><text:span text:style-name="T1">Dead, but with fields,</text:span></text:p>
          <text:p text:style-name="P7"><text:span text:style-name="T1">front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.4cm" svg:y1="7.2cm" svg:x2="0.8cm" svg:y2="7.2cm">
          <text:p/>
        </draw:line>
        <draw:line draw:style-name="gr16" draw:text-style-name="P5" draw:layer="layout" svg:x1="8.6cm" svg:y1="6.2cm" svg:x2="8.6cm" svg:y2="20.8cm">
          <text:p/>
        </draw:line>
        <draw:line draw:style-name="gr16" draw:text-style-name="P5" draw:layer="layout" svg:x1="14.6cm" svg:y1="6cm" svg:x2="14.6cm" svg:y2="20.6cm">
          <text:p/>
        </draw:line>
        <draw:line draw:style-name="gr16" draw:text-style-name="P5" draw:layer="layout" svg:x1="21.6cm" svg:y1="6.2cm" svg:x2="21.6cm" svg:y2="20.8cm">
          <text:p/>
        </draw:line>
        <draw:line draw:style-name="gr16" draw:text-style-name="P5" draw:layer="layout" svg:x1="5.2cm" svg:y1="6cm" svg:x2="5.2cm" svg:y2="20.6cm">
          <text:p/>
        </draw:line>
        <draw:line draw:style-name="gr16" draw:text-style-name="P5" draw:layer="layout" svg:x1="11.6cm" svg:y1="6cm" svg:x2="11.6cm" svg:y2="20.6cm">
          <text:p/>
        </draw:line>
        <draw:line draw:style-name="gr16" draw:text-style-name="P5" draw:layer="layout" svg:x1="17.8cm" svg:y1="6cm" svg:x2="17.8cm" svg:y2="20.6cm">
          <text:p/>
        </draw:line>
        <draw:line draw:style-name="gr16" draw:text-style-name="P11" draw:layer="layout" svg:x1="24.6cm" svg:y1="6cm" svg:x2="24.6cm" svg:y2="20.6cm">
          <text:p/>
        </draw:line>
        <draw:frame draw:style-name="gr18" draw:text-style-name="P14" draw:layer="layout" svg:width="2.2cm" svg:height="0.962cm" svg:x="15.516cm" svg:y="7.81cm">
          <draw:text-box>
            <text:p text:style-name="P13"><text:span text:style-name="T3">rank2</text:span></text:p>
          </draw:text-box>
        </draw:frame>
        <draw:frame draw:style-name="gr18" draw:text-style-name="P14" draw:layer="layout" svg:width="2.2cm" svg:height="0.962cm" svg:x="9cm" svg:y="7.8cm">
          <draw:text-box>
            <text:p text:style-name="P13"><text:span text:style-name="T3">rank0</text:span></text:p>
          </draw:text-box>
        </draw:frame>
        <draw:frame draw:style-name="gr18" draw:text-style-name="P14" draw:layer="layout" svg:width="2.2cm" svg:height="0.962cm" svg:x="12.2cm" svg:y="7.838cm">
          <draw:text-box>
            <text:p text:style-name="P13"><text:span text:style-name="T3">rank1</text:span></text:p>
          </draw:text-box>
        </draw:frame>
        <draw:frame draw:style-name="gr18" draw:text-style-name="P14" draw:layer="layout" svg:width="2.2cm" svg:height="0.962cm" svg:x="18.4cm" svg:y="7.838cm">
          <draw:text-box>
            <text:p text:style-name="P13"><text:span text:style-name="T3">rank3</text:span></text:p>
          </draw:text-box>
        </draw:frame>
        <draw:line draw:style-name="gr16" draw:text-style-name="P5" draw:layer="layout" svg:x1="3.8cm" svg:y1="5.8cm" svg:x2="3.8cm" svg:y2="8.8cm">
          <text:p/>
        </draw:line>
        <draw:line draw:style-name="gr16" draw:text-style-name="P5" draw:layer="layout" svg:x1="6.8cm" svg:y1="5.8cm" svg:x2="6.8cm" svg:y2="8.8cm">
          <text:p/>
        </draw:line>
        <draw:line draw:style-name="gr16" draw:text-style-name="P5" draw:layer="layout" svg:x1="23cm" svg:y1="5.8cm" svg:x2="23cm" svg:y2="8.8cm">
          <text:p/>
        </draw:line>
        <draw:line draw:style-name="gr16" draw:text-style-name="P5" draw:layer="layout" svg:x1="26.2cm" svg:y1="5.6cm" svg:x2="26.2cm" svg:y2="8.6cm">
          <text:p/>
        </draw:line>
        <draw:line draw:style-name="gr16" draw:text-style-name="P5" draw:layer="layout" svg:x1="23cm" svg:y1="5.8cm" svg:x2="23cm" svg:y2="8.8cm">
          <text:p/>
        </draw:line>
        <draw:frame draw:style-name="gr18" draw:text-style-name="P14" draw:layer="layout" svg:width="1.2cm" svg:height="0.962cm" svg:x="22cm" svg:y="8.238cm">
          <draw:text-box>
            <text:p text:style-name="P13"><text:span text:style-name="T3">r0</text:span></text:p>
          </draw:text-box>
        </draw:frame>
        <draw:frame draw:style-name="gr18" draw:text-style-name="P14" draw:layer="layout" svg:width="1.2cm" svg:height="0.962cm" svg:x="23.4cm" svg:y="8.2cm">
          <draw:text-box>
            <text:p text:style-name="P13"><text:span text:style-name="T3">r1</text:span></text:p>
          </draw:text-box>
        </draw:frame>
        <draw:frame draw:style-name="gr18" draw:text-style-name="P14" draw:layer="layout" svg:width="1.2cm" svg:height="0.962cm" svg:x="24.8cm" svg:y="8.238cm">
          <draw:text-box>
            <text:p text:style-name="P13"><text:span text:style-name="T3">r2</text:span></text:p>
          </draw:text-box>
        </draw:frame>
        <draw:frame draw:style-name="gr18" draw:text-style-name="P14" draw:layer="layout" svg:width="1.2cm" svg:height="0.962cm" svg:x="26.4cm" svg:y="8.238cm">
          <draw:text-box>
            <text:p text:style-name="P13"><text:span text:style-name="T3">r3</text:span></text:p>
          </draw:text-box>
        </draw:frame>
        <draw:frame draw:style-name="gr18" draw:text-style-name="P14" draw:layer="layout" svg:width="1.2cm" svg:height="0.962cm" svg:x="5.4cm" svg:y="8.038cm">
          <draw:text-box>
            <text:p text:style-name="P13"><text:span text:style-name="T3">r2</text:span></text:p>
          </draw:text-box>
        </draw:frame>
        <draw:frame draw:style-name="gr18" draw:text-style-name="P14" draw:layer="layout" svg:width="1.2cm" svg:height="0.962cm" svg:x="2.6cm" svg:y="8.038cm">
          <draw:text-box>
            <text:p text:style-name="P13"><text:span text:style-name="T3">r0</text:span></text:p>
          </draw:text-box>
        </draw:frame>
        <draw:frame draw:style-name="gr18" draw:text-style-name="P14" draw:layer="layout" svg:width="1.2cm" svg:height="0.962cm" svg:x="4cm" svg:y="8cm">
          <draw:text-box>
            <text:p text:style-name="P13"><text:span text:style-name="T3">r1</text:span></text:p>
          </draw:text-box>
        </draw:frame>
        <draw:frame draw:style-name="gr18" draw:text-style-name="P14" draw:layer="layout" svg:width="1.2cm" svg:height="0.962cm" svg:x="5.4cm" svg:y="8.038cm">
          <draw:text-box>
            <text:p text:style-name="P13"><text:span text:style-name="T3">r2</text:span></text:p>
          </draw:text-box>
        </draw:frame>
        <draw:frame draw:style-name="gr18" draw:text-style-name="P14" draw:layer="layout" svg:width="1.2cm" svg:height="0.962cm" svg:x="7cm" svg:y="8.038cm">
          <draw:text-box>
            <text:p text:style-name="P13"><text:span text:style-name="T3">r3</text:span></text:p>
          </draw:text-box>
        </draw:frame>
        <draw:custom-shape draw:style-name="gr29" draw:text-style-name="P15" draw:layer="layout" svg:width="3cm" svg:height="0.8cm" svg:x="8.6cm" svg:y="1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8cm" svg:height="0.8cm" svg:x="11.6cm" svg:y="1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cm" svg:height="0.8cm" svg:x="11.6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8cm" svg:height="0.8cm" svg:x="14.6cm" svg:y="12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2cm" svg:height="0.8cm" svg:x="14.6cm" svg:y="15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8cm" svg:height="0.8cm" svg:x="17.8cm" svg:y="15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3.8cm" svg:height="0.8cm" svg:x="17.8cm" svg:y="17.6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2.4cm" svg:y1="10.8cm" svg:x2="12.4cm" svg:y2="13.3cm">
          <text:p/>
        </draw:line>
        <draw:line draw:style-name="gr34" draw:text-style-name="P5" draw:layer="layout" svg:x1="15.4cm" svg:y1="13.4cm" svg:x2="15.4cm" svg:y2="15.9cm">
          <text:p/>
        </draw:line>
        <draw:line draw:style-name="gr34" draw:text-style-name="P5" draw:layer="layout" svg:x1="18.6cm" svg:y1="15.9cm" svg:x2="18.6cm" svg:y2="18.4cm">
          <text:p/>
        </draw:line>
        <draw:line draw:style-name="gr35" draw:text-style-name="P1" draw:layer="layout" svg:x1="12cm" svg:y1="10.8cm" svg:x2="12cm" svg:y2="12.5cm">
          <text:p/>
        </draw:line>
        <draw:line draw:style-name="gr35" draw:text-style-name="P1" draw:layer="layout" svg:x1="14.997cm" svg:y1="13.351cm" svg:x2="14.997cm" svg:y2="15.051cm">
          <text:p/>
        </draw:line>
        <draw:line draw:style-name="gr35" draw:text-style-name="P1" draw:layer="layout" svg:x1="18.197cm" svg:y1="15.951cm" svg:x2="18.197cm" svg:y2="17.651cm">
          <text:p/>
        </draw:line>
        <draw:frame draw:style-name="gr36" draw:text-style-name="P8" draw:layer="layout" svg:width="1.2cm" svg:height="0.962cm" svg:x="7.4cm" svg:y="9.953cm">
          <draw:text-box>
            <text:p text:style-name="P13">r0</text:p>
          </draw:text-box>
        </draw:frame>
        <draw:frame draw:style-name="gr36" draw:text-style-name="P8" draw:layer="layout" svg:width="1.2cm" svg:height="0.962cm" svg:x="10.4cm" svg:y="12.438cm">
          <draw:text-box>
            <text:p text:style-name="P13">r1</text:p>
          </draw:text-box>
        </draw:frame>
        <draw:frame draw:style-name="gr36" draw:text-style-name="P8" draw:layer="layout" svg:width="1.2cm" svg:height="0.962cm" svg:x="13.4cm" svg:y="15.038cm">
          <draw:text-box>
            <text:p text:style-name="P13">r2</text:p>
          </draw:text-box>
        </draw:frame>
        <draw:frame draw:style-name="gr36" draw:text-style-name="P8" draw:layer="layout" svg:width="1.2cm" svg:height="0.962cm" svg:x="16.6cm" svg:y="17.576cm">
          <draw:text-box>
            <text:p text:style-name="P13">r3</text:p>
          </draw:text-box>
        </draw:frame>
        <draw:frame draw:style-name="gr37" draw:text-style-name="P8" draw:layer="layout" svg:width="5.2cm" svg:height="2.384cm" svg:x="16.6cm" svg:y="9cm">
          <draw:text-box>
            <text:p text:style-name="P13">Buffers/shared space for electron drift</text:p>
          </draw:text-box>
        </draw:frame>
        <draw:line draw:style-name="gr8" draw:text-style-name="P5" draw:layer="layout" svg:x1="16.4cm" svg:y1="10.4cm" svg:x2="12.4cm" svg:y2="10.6cm">
          <text:p/>
        </draw:line>
        <draw:line draw:style-name="gr8" draw:text-style-name="P5" draw:layer="layout" svg:x1="16.8cm" svg:y1="11.2cm" svg:x2="15.4cm" svg:y2="12.6cm">
          <text:p/>
        </draw:line>
        <draw:line draw:style-name="gr8" draw:text-style-name="P5" draw:layer="layout" svg:x1="18cm" svg:y1="11.2cm" svg:x2="18.2cm" svg:y2="15.1cm">
          <text:p/>
        </draw:line>
        <draw:line draw:style-name="gr34" draw:text-style-name="P5" draw:layer="layout" svg:x1="21cm" svg:y1="8.2cm" svg:x2="21cm" svg:y2="6.2cm">
          <text:p/>
        </draw:line>
        <draw:frame draw:style-name="gr38" draw:text-style-name="P8" draw:layer="layout" svg:width="5.8cm" svg:height="1.673cm" svg:x="21.4cm" svg:y="3cm">
          <draw:text-box>
            <text:p text:style-name="P13">Global buffer for electron drift</text:p>
          </draw:text-box>
        </draw:frame>
        <draw:line draw:style-name="gr8" draw:text-style-name="P5" draw:layer="layout" svg:x1="22.2cm" svg:y1="4.673cm" svg:x2="21.4cm" svg:y2="6.2cm">
          <text:p/>
        </draw:line>
        <draw:frame draw:style-name="gr37" draw:text-style-name="P8" draw:layer="layout" svg:width="6.4cm" svg:height="2.384cm" svg:x="2.4cm" svg:y="12.6cm">
          <draw:text-box>
            <text:p text:style-name="P13">'main' sections; each process will write this blue section</text:p>
          </draw:text-box>
        </draw:frame>
        <draw:line draw:style-name="gr8" draw:text-style-name="P5" draw:layer="layout" svg:x1="8.4cm" svg:y1="12.6cm" svg:x2="9.6cm" svg:y2="11cm">
          <text:p/>
        </draw:line>
        <draw:line draw:style-name="gr8" draw:text-style-name="P5" draw:layer="layout" svg:x1="8.6cm" svg:y1="13.8cm" svg:x2="11.4cm" svg:y2="13.4cm">
          <text:p/>
        </draw:line>
        <draw:line draw:style-name="gr8" draw:text-style-name="P5" draw:layer="layout" svg:x1="8.4cm" svg:y1="14.4cm" svg:x2="14.4cm" svg:y2="15.038cm">
          <text:p/>
        </draw:line>
        <draw:line draw:style-name="gr8" draw:text-style-name="P5" draw:layer="layout" svg:x1="8cm" svg:y1="14.984cm" svg:x2="17.4cm" svg:y2="17.576cm">
          <text:p/>
        </draw:line>
        <draw:frame draw:style-name="gr39" draw:text-style-name="P8" draw:layer="layout" svg:width="5.4cm" svg:height="8.783cm" svg:x="22cm" svg:y="10.8cm">
          <draw:text-box>
            <text:p text:style-name="P13">The last process has no shared space at the back, and so it will write a larger field size than the others, although it handles the same amount of computation in the main loop.</text:p>
          </draw:text-box>
        </draw:fram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mens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! signature: nlonglength, dsetname, data, nlo, nhi, chkactiveflag</text:p>
              </text:list-header>
              <text:list-item>
                <text:p>! tlflen, 'aperp_front_real', fr_rfield, [ffs,ffe], .false.</text:p>
              </text:list-item>
              <text:list-item>
                <text:p>! tlflen, 'aperp_front_imag', fr_ifield, [ffs,ffe], .false.</text:p>
              </text:list-item>
              <text:list-item>
                <text:p>! mainlen, 'aperp_active_real', ac_rfield, [fz2,ez2], .true.</text:p>
              </text:list-item>
              <text:list-item>
                <text:p>! mainlen, 'aperp_active_imag', ac_ifield, [fz2,ez2], .true.</text:p>
              </text:list-item>
              <text:list-item>
                <text:p>! tlelen, 'aperp_back_real', bk_rfield, [ees,eee], .false.</text:p>
              </text:list-item>
              <text:list-item>
                <text:p>! tlelen, 'aperp_back_imag', bk_ifield, [ees,eee], .false.</text:p>
              </text:list-item>
              <text:list-item>
                <text:p>! final argument <text:s/>checks for all active field on single root node ...</text:p>
              </text:list-item>
              <text:list-item>
                <text:p>! should say if qUnique or rank=0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cles</text:p>
          </draw:text-box>
        </draw:frame>
        <draw:frame presentation:style-name="pr3" draw:text-style-name="P17" draw:layer="layout" svg:width="25.199cm" svg:height="15.686cm" svg:x="1cm" svg:y="4.614cm" presentation:class="outline" presentation:user-transformed="true">
          <draw:text-box>
            <text:list text:style-name="L2">
              <text:list-item>
                <text:p text:style-name="P17"><text:span text:style-name="T4">Total number on all ranks: iGloNumElectrons_G</text:span></text:p>
              </text:list-item>
              <text:list-item>
                <text:p text:style-name="P17"><text:span text:style-name="T4">Total number on local rank: iNumberElectrons_G</text:span></text:p>
              </text:list-item>
              <text:list-item>
                <text:p text:style-name="P17"><text:span text:style-name="T4">Array helping one find particles: procelectrons_G</text:span></text:p>
                <text:list>
                  <text:list-item>
                    <text:p><text:span text:style-name="T4">Size = number of ranks</text:span></text:p>
                  </text:list-item>
                  <text:list-item>
                    <text:p><text:span text:style-name="T4">Value = round robin number of particles on each rank</text:span></text:p>
                  </text:list-item>
                  <text:list-item>
                    <text:p><text:span text:style-name="T4">Rank2:</text:span><text:span text:style-name="T4"><text:line-break/></text:span><text:span text:style-name="T4"/></text:p>
                  </text:list-item>
                  <text:list-item>
                    <text:p><text:span text:style-name="T4">Rank0:</text:span><text:span text:style-name="T4"><text:line-break/></text:span><text:span text:style-name="T4"/></text:p>
                  </text:list-item>
                  <text:list-item>
                    <text:p><text:span text:style-name="T4">Rank1:</text:span><text:span text:style-name="T4"><text:line-break/></text:span><text:span text:style-name="T4"/></text:p>
                  </text:list-item>
                  <text:list-item>
                    <text:p><text:span text:style-name="T4">Rank3: </text:span></text:p>
                  </text:list-item>
                </text:list>
              </text:list-item>
            </text:list>
          </draw:text-box>
        </draw:frame>
        <draw:custom-shape draw:style-name="gr40" draw:text-style-name="P1" draw:layer="layout" svg:width="2.2cm" svg:height="2.2cm" svg:x="6.8cm" svg:y="11.6cm">
          <text:p text:style-name="P1">Np on<text:line-break/>rank2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9cm" svg:y="11.6cm">
          <text:p text:style-name="P1">Np on<text:line-break/>rank1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11.2cm" svg:y="11.6cm">
          <text:p text:style-name="P1">Np on</text:p>
          <text:p text:style-name="P1">rank0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13.4cm" svg:y="11.6cm">
          <text:p text:style-name="P1">Np on<text:line-break/>rank3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6.8cm" svg:y="13.9cm">
          <text:p text:style-name="P1">Np on<text:line-break/>rank0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9cm" svg:y="13.9cm">
          <text:p text:style-name="P1">Np on<text:line-break/>rank3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11.2cm" svg:y="13.9cm">
          <text:p text:style-name="P1">Np on</text:p>
          <text:p text:style-name="P1">rank2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13.4cm" svg:y="13.9cm">
          <text:p text:style-name="P1">Np on<text:line-break/>rank1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6.8cm" svg:y="16.3cm">
          <text:p text:style-name="P1">Np on<text:line-break/>rank1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9cm" svg:y="16.3cm">
          <text:p text:style-name="P1">Np on<text:line-break/>rank0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11.2cm" svg:y="16.3cm">
          <text:p text:style-name="P1">Np on</text:p>
          <text:p text:style-name="P1">rank3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13.4cm" svg:y="16.3cm">
          <text:p text:style-name="P1">Np on<text:line-break/>rank2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6.8cm" svg:y="18.7cm">
          <text:p text:style-name="P1">Np on<text:line-break/>rank3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9cm" svg:y="18.7cm">
          <text:p text:style-name="P1">Np on<text:line-break/>rank2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11.2cm" svg:y="18.7cm">
          <text:p text:style-name="P1">Np on</text:p>
          <text:p text:style-name="P1">rank1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cm" svg:height="2.2cm" svg:x="13.4cm" svg:y="18.7cm">
          <text:p text:style-name="P1">Np on<text:line-break/>rank0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9cm" svg:y1="20.6cm" svg:x2="15.6cm" svg:y2="20.6cm">
          <text:p/>
        </draw:line>
        <draw:line draw:style-name="gr41" draw:text-style-name="P5" draw:layer="layout" svg:x1="9cm" svg:y1="18.2cm" svg:x2="11.2cm" svg:y2="18.2cm">
          <text:p/>
        </draw:line>
        <draw:line draw:style-name="gr41" draw:text-style-name="P5" draw:layer="layout" svg:x1="9cm" svg:y1="13.577cm" svg:x2="13.4cm" svg:y2="13.6cm">
          <text:p/>
        </draw:line>
        <draw:frame draw:style-name="gr42" draw:text-style-name="P2" draw:layer="layout" svg:width="10.804cm" svg:height="3.806cm" svg:x="16.6cm" svg:y="13cm">
          <draw:text-box>
            <text:p>In fortran indexing</text:p>
            <text:p>Start index of particle is given by</text:p>
            <text:p>sum(procelectrons_G(2:rank+1))+1</text:p>
            <text:p>End index of particle is given by</text:p>
            <text:p>sum(procelectrons_G(1:rank+1))</text:p>
          </draw:text-box>
        </draw:fram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2:47:32.189000000</meta:creation-date>
    <dc:date>2016-06-15T15:29:11.153000000</dc:date>
    <meta:editing-duration>PT36M4S</meta:editing-duration>
    <meta:editing-cycles>6</meta:editing-cycles>
    <meta:generator>LibreOffice/4.4.4.3$Windows_x86 LibreOffice_project/2c39ebcf046445232b798108aa8a7e7d89552ea8</meta:generator>
    <meta:document-statistic meta:object-count="281"/>
  </office:meta>
</office:document-meta>
</file>